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d931" officeooo:paragraph-rsid="001bd931"/>
    </style:style>
    <style:style style:name="P2" style:family="paragraph" style:parent-style-name="Standard" style:list-style-name="L1">
      <style:text-properties officeooo:rsid="001bd931" officeooo:paragraph-rsid="001bd931"/>
    </style:style>
    <style:style style:name="P3" style:family="paragraph" style:parent-style-name="Standard" style:list-style-name="L1">
      <style:text-properties officeooo:rsid="001c826b" officeooo:paragraph-rsid="001c826b"/>
    </style:style>
    <style:style style:name="P4" style:family="paragraph" style:parent-style-name="Standard">
      <style:text-properties officeooo:rsid="001c826b" officeooo:paragraph-rsid="001c826b"/>
    </style:style>
    <style:style style:name="P5" style:family="paragraph" style:parent-style-name="Standard" style:list-style-name="L2">
      <style:text-properties officeooo:rsid="001c826b" officeooo:paragraph-rsid="001c826b"/>
    </style:style>
    <style:style style:name="T1" style:family="text">
      <style:text-properties officeooo:rsid="001c826b"/>
    </style:style>
    <style:style style:name="T2" style:family="text">
      <style:text-properties officeooo:rsid="001d75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s 101:</text:p>
      <text:list xml:id="list3995203231" text:style-name="L1">
        <text:list-item>
          <text:p text:style-name="P2">SQL Server, Oracle, MySQL, PostgreSQL, Aurora, MariaDB</text:p>
        </text:list-item>
        <text:list-item>
          <text:p text:style-name="P2">Non-Relational Databases</text:p>
          <text:list>
            <text:list-item>
              <text:p text:style-name="P2">Key-value pairs</text:p>
            </text:list-item>
            <text:list-item>
              <text:p text:style-name="P2">Generally JSON format</text:p>
            </text:list-item>
          </text:list>
        </text:list-item>
        <text:list-item>
          <text:p text:style-name="P2">Data Warehousing</text:p>
          <text:list>
            <text:list-item>
              <text:p text:style-name="P2">Used to pull in very large and complex data sets</text:p>
            </text:list-item>
            <text:list-item>
              <text:p text:style-name="P2">Redshift</text:p>
            </text:list-item>
          </text:list>
        </text:list-item>
        <text:list-item>
          <text:p text:style-name="P2">Online Transaction Processing (OLTP)</text:p>
          <text:list>
            <text:list-item>
              <text:p text:style-name="P2">Info of individual transaction</text:p>
            </text:list-item>
          </text:list>
        </text:list-item>
        <text:list-item>
          <text:p text:style-name="P2">Online Analytics Processing (OLAP)</text:p>
          <text:list>
            <text:list-item>
              <text:p text:style-name="P3">Analytical info about many transactions (eg. Sum of all transactions)</text:p>
            </text:list-item>
            <text:list-item>
              <text:p text:style-name="P3">Red Shift</text:p>
            </text:list-item>
          </text:list>
        </text:list-item>
        <text:list-item>
          <text:p text:style-name="P2">ElastiCache</text:p>
          <text:list>
            <text:list-item>
              <text:p text:style-name="P2">In-memory cache, reduces duplicate calls to database</text:p>
            </text:list-item>
            <text:list-item>
              <text:p text:style-name="P3">RDS (OLTP)</text:p>
            </text:list-item>
            <text:list-item>
              <text:p text:style-name="P3">Memcache</text:p>
            </text:list-item>
          </text:list>
        </text:list-item>
      </text:list>
      <text:p text:style-name="P4">RDS:</text:p>
      <text:list xml:id="list2140372112" text:style-name="L2">
        <text:list-item>
          <text:p text:style-name="P5">Runs on virtual machines, but you can’t access them :(</text:p>
        </text:list-item>
        <text:list-item>
          <text:p text:style-name="P5">NOT Serverless <text:span text:style-name="T2">(except Aurora), all run on virtual machin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1:43:18.967688502</meta:creation-date>
    <meta:generator>LibreOffice/6.0.7.3$Linux_X86_64 LibreOffice_project/00m0$Build-3</meta:generator>
    <dc:date>2020-04-13T09:33:28.239720287</dc:date>
    <meta:editing-duration>PT11H19M11S</meta:editing-duration>
    <meta:editing-cycles>1</meta:editing-cycles>
    <meta:document-statistic meta:table-count="0" meta:image-count="0" meta:object-count="0" meta:page-count="1" meta:paragraph-count="20" meta:word-count="102" meta:character-count="594" meta:non-whitespace-character-count="530"/>
  </office:meta>
</office:document-meta>
</file>